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fo:margin-left="0.081cm" table:align="left" fo:background-color="transparent" style:may-break-between-rows="false">
        <style:background-image/>
      </style:table-properties>
    </style:style>
    <style:style style:name="Tableau1.A" style:family="table-column">
      <style:table-column-properties style:column-width="5.588cm"/>
    </style:style>
    <style:style style:name="Tableau1.B" style:family="table-column">
      <style:table-column-properties style:column-width="5.646cm"/>
    </style:style>
    <style:style style:name="Tableau1.C" style:family="table-column">
      <style:table-column-properties style:column-width="5.76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" fo:background-color="#333333" fo:padding="0cm" fo:border="none" style:writing-mode="page">
        <style:background-image/>
      </style:table-cell-properties>
    </style:style>
    <style:style style:name="Tableau1.A2" style:family="table-cell">
      <style:table-cell-properties fo:padding="0cm" fo:border="none" style:writing-mode="page"/>
    </style:style>
    <style:style style:name="Tableau1.B2" style:family="table-cell">
      <style:table-cell-properties fo:padding="0cm" fo:border="none" style:writing-mode="page"/>
    </style:style>
    <style:style style:name="Tableau1.C2" style:family="table-cell">
      <style:table-cell-properties fo:padding="0cm" fo:border="none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A7" style:family="table-cell">
      <style:table-cell-properties fo:padding="0cm" fo:border="none" style:writing-mode="page"/>
    </style:style>
    <style:style style:name="Tableau1.B7" style:family="table-cell">
      <style:table-cell-properties fo:padding="0cm" fo:border="none" style:writing-mode="page"/>
    </style:style>
    <style:style style:name="Tableau1.C7" style:family="table-cell">
      <style:table-cell-properties fo:padding="0cm" fo:border="none" style:writing-mode="page"/>
    </style:style>
    <style:style style:name="Tableau1.A8" style:family="table-cell">
      <style:table-cell-properties fo:padding="0cm" fo:border="none" style:writing-mode="page"/>
    </style:style>
    <style:style style:name="Tableau1.B8" style:family="table-cell">
      <style:table-cell-properties fo:padding="0cm" fo:border="none" style:writing-mode="page"/>
    </style:style>
    <style:style style:name="Tableau1.C8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21588b" officeooo:paragraph-rsid="0021588b"/>
    </style:style>
    <style:style style:name="P2" style:family="paragraph" style:parent-style-name="Table_20_Contents">
      <style:paragraph-properties fo:text-align="center" style:justify-single-word="false"/>
      <style:text-properties officeooo:rsid="0021588b" officeooo:paragraph-rsid="0021588b"/>
    </style:style>
    <style:style style:name="P3" style:family="paragraph" style:parent-style-name="Table_20_Contents">
      <style:text-properties officeooo:rsid="0021f9d7" officeooo:paragraph-rsid="0021f9d7"/>
    </style:style>
    <style:style style:name="P4" style:family="paragraph" style:parent-style-name="Table_20_Contents">
      <style:text-properties officeooo:rsid="00237e1d" officeooo:paragraph-rsid="00237e1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4ab4b"/>
    </style:style>
    <style:style style:name="P7" style:family="paragraph" style:parent-style-name="Table_20_Contents">
      <style:paragraph-properties fo:text-align="center" style:justify-single-word="false"/>
      <style:text-properties officeooo:rsid="0024ab4b" officeooo:paragraph-rsid="0024ab4b"/>
    </style:style>
    <style:style style:name="P8" style:family="paragraph" style:parent-style-name="Table_20_Contents">
      <style:text-properties officeooo:rsid="0024ab4b" officeooo:paragraph-rsid="0024ab4b"/>
    </style:style>
    <style:style style:name="P9" style:family="paragraph" style:parent-style-name="Table_20_Contents">
      <style:text-properties officeooo:rsid="0025d5f3" officeooo:paragraph-rsid="0025d5f3"/>
    </style:style>
    <style:style style:name="P10" style:family="paragraph" style:parent-style-name="Table_20_Contents">
      <style:text-properties officeooo:rsid="0026e79a" officeooo:paragraph-rsid="0026e79a"/>
    </style:style>
    <style:style style:name="P11" style:family="paragraph" style:parent-style-name="Table_20_Contents">
      <style:text-properties officeooo:rsid="00294a17" officeooo:paragraph-rsid="00294a17"/>
    </style:style>
    <style:style style:name="P12" style:family="paragraph" style:parent-style-name="Table_20_Contents">
      <style:text-properties officeooo:rsid="002b12dc" officeooo:paragraph-rsid="002b12dc"/>
    </style:style>
    <style:style style:name="P13" style:family="paragraph" style:parent-style-name="Table_20_Contents">
      <style:paragraph-properties fo:text-align="center" style:justify-single-word="false"/>
      <style:text-properties officeooo:rsid="002b12dc" officeooo:paragraph-rsid="002b12dc"/>
    </style:style>
    <style:style style:name="P14" style:family="paragraph" style:parent-style-name="Table_20_Heading">
      <style:text-properties officeooo:rsid="00237e1d" officeooo:paragraph-rsid="00237e1d"/>
    </style:style>
    <style:style style:name="P15" style:family="paragraph" style:parent-style-name="Table_20_Heading">
      <style:paragraph-properties fo:text-align="center" style:justify-single-word="false"/>
      <style:text-properties officeooo:rsid="00237e1d" officeooo:paragraph-rsid="00237e1d"/>
    </style:style>
    <style:style style:name="P16" style:family="paragraph" style:parent-style-name="Text_20_body">
      <style:text-properties officeooo:rsid="001501de" officeooo:paragraph-rsid="001501de"/>
    </style:style>
    <style:style style:name="P17" style:family="paragraph" style:parent-style-name="Text_20_body">
      <style:text-properties officeooo:rsid="001632db" officeooo:paragraph-rsid="001632db"/>
    </style:style>
    <style:style style:name="P18" style:family="paragraph" style:parent-style-name="Text_20_body">
      <style:text-properties officeooo:rsid="001632db" officeooo:paragraph-rsid="0017f405"/>
    </style:style>
    <style:style style:name="P19" style:family="paragraph" style:parent-style-name="Text_20_body">
      <style:text-properties officeooo:rsid="001632db" officeooo:paragraph-rsid="00186188"/>
    </style:style>
    <style:style style:name="P20" style:family="paragraph" style:parent-style-name="Text_20_body">
      <style:text-properties fo:font-style="italic" fo:font-weight="bold" officeooo:rsid="001e23a3" officeooo:paragraph-rsid="001e23a3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officeooo:paragraph-rsid="001f71e9"/>
    </style:style>
    <style:style style:name="P22" style:family="paragraph" style:parent-style-name="Text_20_body">
      <style:text-properties officeooo:paragraph-rsid="00237e1d"/>
    </style:style>
    <style:style style:name="P23" style:family="paragraph" style:parent-style-name="Text_20_body" style:list-style-name="L1">
      <style:text-properties officeooo:rsid="001632db" officeooo:paragraph-rsid="001632db"/>
    </style:style>
    <style:style style:name="P24" style:family="paragraph" style:parent-style-name="Text_20_body" style:list-style-name="L2">
      <style:text-properties fo:font-style="normal" fo:font-weight="normal" officeooo:rsid="0017f405" officeooo:paragraph-rsid="0017f405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text-properties fo:font-style="normal" fo:font-weight="normal" officeooo:rsid="0018253a" officeooo:paragraph-rsid="0018253a" style:font-style-asian="normal" style:font-weight-asian="normal" style:font-style-complex="normal" style:font-weight-complex="normal"/>
    </style:style>
    <style:style style:name="P26" style:family="paragraph" style:parent-style-name="Text_20_body" style:list-style-name="L3">
      <style:text-properties fo:font-style="normal" fo:font-weight="normal" officeooo:rsid="001b2506" officeooo:paragraph-rsid="001b2506" style:font-style-asian="normal" style:font-weight-asian="normal" style:font-style-complex="normal" style:font-weight-complex="normal"/>
    </style:style>
    <style:style style:name="P27" style:family="paragraph" style:parent-style-name="Text_20_body" style:list-style-name="L3">
      <style:text-properties fo:font-style="normal" fo:font-weight="normal" officeooo:rsid="001c5dd3" officeooo:paragraph-rsid="001c5dd3" style:font-style-asian="normal" style:font-weight-asian="normal" style:font-style-complex="normal" style:font-weight-complex="normal"/>
    </style:style>
    <style:style style:name="P28" style:family="paragraph" style:parent-style-name="Text_20_body" style:list-style-name="L3">
      <style:text-properties fo:font-style="normal" fo:font-weight="normal" officeooo:rsid="001e23a3" officeooo:paragraph-rsid="001e23a3" style:font-style-asian="normal" style:font-weight-asian="normal" style:font-style-complex="normal" style:font-weight-complex="normal"/>
    </style:style>
    <style:style style:name="P29" style:family="paragraph" style:parent-style-name="Text_20_body" style:list-style-name="L3">
      <style:text-properties officeooo:rsid="001c5dd3" officeooo:paragraph-rsid="001c5dd3"/>
    </style:style>
    <style:style style:name="P30" style:family="paragraph" style:parent-style-name="Text_20_body">
      <style:text-properties officeooo:rsid="00237e1d" officeooo:paragraph-rsid="001f71e9"/>
    </style:style>
    <style:style style:name="P31" style:family="paragraph" style:parent-style-name="Table_20_Contents">
      <style:text-properties officeooo:rsid="002ce879" officeooo:paragraph-rsid="0021f9d7"/>
    </style:style>
    <style:style style:name="P32" style:family="paragraph" style:parent-style-name="Table_20_Contents">
      <style:text-properties officeooo:rsid="002ce879" officeooo:paragraph-rsid="002ce879"/>
    </style:style>
    <style:style style:name="P33" style:family="paragraph" style:parent-style-name="Heading_20_1">
      <style:text-properties officeooo:rsid="001501de" officeooo:paragraph-rsid="001501de"/>
    </style:style>
    <style:style style:name="P34" style:family="paragraph" style:parent-style-name="Heading_20_1">
      <style:text-properties officeooo:rsid="001f71e9" officeooo:paragraph-rsid="001f71e9"/>
    </style:style>
    <style:style style:name="T1" style:family="text">
      <style:text-properties officeooo:rsid="001632d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7f405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8253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8618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32b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23a3" style:font-style-asian="normal" style:font-weight-asian="normal" style:font-style-complex="normal" style:font-weight-complex="normal"/>
    </style:style>
    <style:style style:name="T10" style:family="text">
      <style:text-properties officeooo:rsid="001f71e9"/>
    </style:style>
    <style:style style:name="T11" style:family="text">
      <style:text-properties officeooo:rsid="00294a17"/>
    </style:style>
    <style:style style:name="T12" style:family="text">
      <style:text-properties officeooo:rsid="002b12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+</text:span>DOCUMENT D’ARCHITECTURE T-<text:span text:style-name="T11">+</text:span>ECHNIQUE</text:p>
      <text:h text:style-name="P33" text:outline-level="1">Besoin<text:span text:style-name="T10">s</text:span> Fonctionnel<text:span text:style-name="T10">s</text:span></text:h>
      <text:p text:style-name="P16">Covid-19 progression modeler <text:span text:style-name="T1">a pour objectif </text:span>de modéliser l’évolution spatiale et temporelle du covid-19 au Sénégal.</text:p>
      <text:p text:style-name="P17">Covid-19 progression modeler est composer de 4 modules utilisable séquentiellement :<text:span text:style-name="T2"> </text:span><text:span text:style-name="T3">DataAcquisition</text:span>, <text:span text:style-name="T3">DataLoader</text:span>, <text:span text:style-name="T3">DataExplorer</text:span>, <text:span text:style-name="T3">EvolutionAnalyser</text:span>.</text:p>
      <text:p text:style-name="P17"><text:span text:style-name="T3">DataAcquisition</text:span> permet de:</text:p>
      <text:list xml:id="list2801549150" text:style-name="L1">
        <text:list-item>
          <text:p text:style-name="P23">Télécharger les différents communiqués depuis les sources de données officielles du ministère et de les stocker dans un répertoire locale.</text:p>
        </text:list-item>
        <text:list-item>
          <text:p text:style-name="P23">Extraire les données et les stocker dans des fichiers mensuels.</text:p>
        </text:list-item>
      </text:list>
      <text:p text:style-name="P18"><text:span text:style-name="T3">DataLoader</text:span><text:span text:style-name="T4"> </text:span><text:span text:style-name="T6">permet de</text:span><text:span text:style-name="T5">:</text:span></text:p>
      <text:list xml:id="list2629476385" text:style-name="L2">
        <text:list-item>
          <text:p text:style-name="P24">Charger les données extraites dans un serveur de base de données relationnelles.</text:p>
        </text:list-item>
        <text:list-item>
          <text:p text:style-name="P25">L’utilisateur peut choisir les données à importer et choisir le mode de chargement (transactionnel ou pas).</text:p>
        </text:list-item>
        <text:list-item>
          <text:p text:style-name="P25">Manipuler les données dans la base en cas de duplication.</text:p>
        </text:list-item>
      </text:list>
      <text:p text:style-name="P19"><text:span text:style-name="T3">DataExplorer</text:span><text:span text:style-name="T4"> </text:span><text:span text:style-name="T7">permet d</text:span><text:span text:style-name="T8">e :</text:span></text:p>
      <text:list xml:id="list1293579326" text:style-name="L3">
        <text:list-item>
          <text:p text:style-name="P26">Consulter l’évolution journalière du nombre de cas des régions du Sénégal.</text:p>
        </text:list-item>
        <text:list-item>
          <text:p text:style-name="P27">Connaître la répartition des types de cas de la région et fournir un bouton détail qui permet de :</text:p>
          <text:list>
            <text:list-item>
              <text:p text:style-name="P27">Consulter l’évolution temporelle des cas de la région</text:p>
            </text:list-item>
            <text:list-item>
              <text:p text:style-name="P27">Dénombrer le nombre de cas par département</text:p>
            </text:list-item>
          </text:list>
        </text:list-item>
        <text:list-item>
          <text:p text:style-name="P29"><text:span text:style-name="T4">Télécharger </text:span><text:span text:style-name="T9">la carte affichée en format image PNG</text:span></text:p>
        </text:list-item>
        <text:list-item>
          <text:p text:style-name="P28">Télécharger en format SQL/CSV les données affichées par la carte.</text:p>
        </text:list-item>
      </text:list>
      <text:p text:style-name="P20">EvolutionAnalyser <text:span text:style-name="T4">permet d’interpréter l’évolution du Covid 19 en générant un graphe spatio/temporel. Il sera possible de télécharger ce scénario de propagation sous format image et texte ?</text:span></text:p>
      <text:h text:style-name="P34" text:outline-level="1">Besoins non fonctionnels</text:h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au1.1">
          <table:table-cell table:style-name="Tableau1.A1" office:value-type="string">
            <text:p text:style-name="P2">Element</text:p>
          </table:table-cell>
          <table:table-cell table:style-name="Tableau1.A1" office:value-type="string">
            <text:p text:style-name="P2">Valeur</text:p>
          </table:table-cell>
          <table:table-cell table:style-name="Tableau1.A1" office:value-type="string">
            <text:p text:style-name="P2">Commentaires</text:p>
          </table:table-cell>
        </table:table-row>
        <table:table-row table:style-name="Tableau1.1">
          <table:table-cell table:style-name="Tableau1.A3" office:value-type="string">
            <text:p text:style-name="P1">Serveur de Base de données</text:p>
          </table:table-cell>
          <table:table-cell table:style-name="Tableau1.B3" office:value-type="string">
            <text:p text:style-name="P1">Mysql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1">
          <table:table-cell table:style-name="Tableau1.A3" office:value-type="string">
            <text:p text:style-name="P4">Langage de programmation</text:p>
          </table:table-cell>
          <table:table-cell table:style-name="Tableau1.B3" office:value-type="string">
            <text:p text:style-name="P11">Python</text:p>
          </table:table-cell>
          <table:table-cell table:style-name="Tableau1.C3" office:value-type="string">
            <text:p text:style-name="Table_20_Contents"/>
          </table:table-cell>
        </table:table-row>
        <table:table-row table:style-name="Tableau1.1">
          <table:table-cell table:style-name="Tableau1.A4" office:value-type="string">
            <text:p text:style-name="P3">Module d’extraction de données sur une image</text:p>
          </table:table-cell>
          <table:table-cell table:style-name="Tableau1.B4" office:value-type="string">
            <text:p text:style-name="P11">pytesseract</text:p>
          </table:table-cell>
          <table:table-cell table:style-name="Tableau1.C4" office:value-type="string">
            <text:p text:style-name="Table_20_Contents"/>
          </table:table-cell>
        </table:table-row>
        <table:table-row table:style-name="Tableau1.1">
          <table:table-cell table:style-name="Tableau1.A5" office:value-type="string">
            <text:p text:style-name="P3">Format de stockage de données</text:p>
          </table:table-cell>
          <table:table-cell table:style-name="Tableau1.B5" office:value-type="string">
            <text:p text:style-name="P3">JSON</text:p>
          </table:table-cell>
          <table:table-cell table:style-name="Tableau1.C5" office:value-type="string">
            <text:p text:style-name="Table_20_Contents"/>
          </table:table-cell>
        </table:table-row>
        <table:table-row table:style-name="Tableau1.1">
          <table:table-cell table:style-name="Tableau1.A6" office:value-type="string">
            <text:p text:style-name="P4">Module de représentation de courbe</text:p>
          </table:table-cell>
          <table:table-cell table:style-name="Tableau1.B6" office:value-type="string">
            <text:p text:style-name="P31">Matplotlib </text:p>
            <text:p text:style-name="P32">shapefiles</text:p>
          </table:table-cell>
          <table:table-cell table:style-name="Tableau1.C6" office:value-type="string">
            <text:p text:style-name="Table_20_Contents"/>
          </table:table-cell>
        </table:table-row>
        <table:table-row table:style-name="Tableau1.1">
          <table:table-cell table:style-name="Tableau1.A7" office:value-type="string">
            <text:p text:style-name="P12">Module Développement <text:span text:style-name="T11">Interface Graphique</text:span></text:p>
          </table:table-cell>
          <table:table-cell table:style-name="Tableau1.B7" office:value-type="string">
            <text:p text:style-name="P12">tkinter</text:p>
          </table:table-cell>
          <table:table-cell table:style-name="Tableau1.C7" office:value-type="string">
            <text:p text:style-name="Table_20_Contents"/>
          </table:table-cell>
        </table:table-row>
        <table:table-row table:style-name="Tableau1.1">
          <table:table-cell table:style-name="Tableau1.A8" office:value-type="string">
            <text:p text:style-name="P12">Module interaction base de données</text:p>
          </table:table-cell>
          <table:table-cell table:style-name="Tableau1.B8" office:value-type="string">
            <text:p text:style-name="P32">mysql-connector-python</text:p>
          </table:table-cell>
          <table:table-cell table:style-name="Tableau1.C8" office:value-type="string">
            <text:p text:style-name="Table_20_Contents"/>
          </table:table-cell>
        </table:table-row>
      </table:table>
      <text:p text:style-name="P3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7:34:37.314080776</meta:creation-date>
    <dc:date>2021-05-05T13:15:03.415754187</dc:date>
    <meta:editing-duration>PT27M55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2" meta:paragraph-count="38" meta:word-count="263" meta:character-count="1771" meta:non-whitespace-character-count="1556"/>
  </office:meta>
</office:document-meta>
</file>